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6296" calcext:value-type="float">
            <text:p>66.3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8968" calcext:value-type="float">
            <text:p>66.4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116" calcext:value-type="float">
            <text:p>66.4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7256" calcext:value-type="float">
            <text:p>66.4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7736" calcext:value-type="float">
            <text:p>66.4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6024" calcext:value-type="float">
            <text:p>66.4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3832" calcext:value-type="float">
            <text:p>66.4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8216" calcext:value-type="float">
            <text:p>66.49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5272" calcext:value-type="float">
            <text:p>66.5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0512" calcext:value-type="float">
            <text:p>66.5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1368" calcext:value-type="float">
            <text:p>66.57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0512" calcext:value-type="float">
            <text:p>66.5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7464" calcext:value-type="float">
            <text:p>66.5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2704" calcext:value-type="float">
            <text:p>66.5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2704" calcext:value-type="float">
            <text:p>66.5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7944" calcext:value-type="float">
            <text:p>66.6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4416" calcext:value-type="float">
            <text:p>66.5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6608" calcext:value-type="float">
            <text:p>66.5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0512" calcext:value-type="float">
            <text:p>66.5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0512" calcext:value-type="float">
            <text:p>66.5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7944" calcext:value-type="float">
            <text:p>66.6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46109214001</text:p>
          </table:table-cell>
          <table:table-cell office:value-type="string" calcext:value-type="string">
            <text:p>202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21" meta:object-count="0"/>
    <meta:user-defined meta:name="AppVersion">3.0</meta:user-defined>
  </office:meta>
</office:document-meta>
</file>